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imes New Roman" fo:font-weight="bold" style:font-weight-asian="bold" style:font-weight-complex="bold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 fo:font-weight="bold" style:font-weight-asian="bold" style:font-weight-complex="bold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 fo:font-weight="bold" style:font-weight-asian="bold" style:font-weight-complex="bold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Normal" style:family="paragraph">
      <style:text-properties style:font-name="Times New Roman" fo:font-weight="bold" style:font-weight-asian="bold" style:font-weight-complex="bold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/>
    </style:style>
    <style:style style:name="P13" style:parent-style-name="Normal" style:family="paragraph">
      <style:text-properties style:font-name="Times New Roman" fo:font-weight="bold" style:font-weight-asian="bold" style:font-weight-complex="bold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name="P16" style:parent-style-name="Normal" style:family="paragraph">
      <style:text-properties style:font-name="Times New Roman" fo:font-weight="bold" style:font-weight-asian="bold" style:font-weight-complex="bold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text-properties style:font-name="Times New Roman"/>
    </style:style>
    <style:style style:name="P19" style:parent-style-name="Normal" style:family="paragraph">
      <style:text-properties style:font-name="Times New Roman" fo:font-weight="bold" style:font-weight-asian="bold" style:font-weight-complex="bold"/>
    </style:style>
    <style:style style:name="P20" style:parent-style-name="Normal" style:family="paragraph">
      <style:text-properties style:font-name="Times New Roman"/>
    </style:style>
    <style:style style:name="T21" style:parent-style-name="Fuentedepárrafopredeter." style:family="text">
      <style:text-properties style:font-name="Times New Roman"/>
    </style:style>
  </office:automatic-styles>
  <office:body>
    <office:text text:use-soft-page-breaks="true">
      <text:p text:style-name="P1">1.Una ONG organiza un evento solidario: al mismo tiempo que planifica la recogida de alimentos, ya está distribuyendo voluntarios y controlando las donaciones.</text:p>
      <text:p text:style-name="P2">Unidad temporal</text:p>
      <text:p text:style-name="P3">Se realizan diferentes acciones al mismo tiempo, a la vez que se planifica la recogida de alimentos se distribuyen los voluntarios y las donaciones.</text:p>
      <text:p text:style-name="P4">2.En un hospital, la dirección marca políticas, los jefes de servicio organizan equipos y el personal sanitario atiende a pacientes.</text:p>
      <text:p text:style-name="P5">Unidad jerárquica</text:p>
      <text:p text:style-name="P6">Existen diferentes niveles de organización</text:p>
      <text:p text:style-name="P7">3.Una empresa de software combina derecho para contratos, estadística para informes y psicología para motivar a los equipos, todo integrado en su gestión.</text:p>
      <text:p text:style-name="P8">Interdisciplinariedad</text:p>
      <text:p text:style-name="P9">Es un conjunto de diferentes ciencias, la psicología para la motivación. El derecho para las normativas y leyes, la estadística para los informes…</text:p>
      <text:p text:style-name="P10">4.Una pyme adapta horarios de trabajo según la demanda, mientras que una multinacional mantiene procesos rígidos y estandarizados.</text:p>
      <text:p text:style-name="P11">Flexibilidad</text:p>
      <text:p text:style-name="P12">En una pyme no existe un único modelo válido, sino que se<text:s/>adapta<text:s/>a las necesidades de la empresa<text:s text:c="2"/>mientras que una multinacional es estandarizado.</text:p>
      <text:p text:style-name="P13">5.Una asociación cultural organiza un festival: la gestión de voluntarios y recursos no es un fin, sino el medio para alcanzar su verdadero objetivo, promover la cultura.</text:p>
      <text:p text:style-name="P14">Valor instrumental</text:p>
      <text:p text:style-name="P15">El festival es un fin para que la asociación consiga su objetivo, promover la cultura.</text:p>
      <text:p text:style-name="P16">6.Una start-up de videojuegos usa conocimientos de economía y psicología, pero necesita procesos propios de administración para coordinar turnos, equipos y tareas.</text:p>
      <text:p text:style-name="P17">Especificad</text:p>
      <text:p text:style-name="P18">Aunque utiliza conocimientos de economía y psicología, necesita procesos propios.</text:p>
      <text:p text:style-name="P19">7.Un colegio organiza horarios, profesorado, materiales y actividades para que todo funcione, igual que haría una empresa o una ONG.</text:p>
      <text:p text:style-name="P20">Universalidad</text:p>
      <text:soft-page-break/>
      <text:p text:style-name="Normal"><text:span text:style-name="T21">Se aplica a cualquier organización, en este caso un colegio, y en todos los colegios están presentes los profesores, materiales, horarios…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18T10:19:00Z</meta:creation-date>
    <dc:date>2025-09-23T11:00:00Z</dc:date>
    <meta:template xlink:href="Normal.dotm" xlink:type="simple"/>
    <meta:editing-cycles>2</meta:editing-cycles>
    <meta:editing-duration>PT1920S</meta:editing-duration>
    <meta:document-statistic meta:page-count="2" meta:paragraph-count="3" meta:word-count="300" meta:character-count="1953" meta:row-count="13" meta:non-whitespace-character-count="1656"/>
  </office:meta>
</office:document-meta>
</file>